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000000100086D19547813D82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576cm" fo:min-width="7.1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3.179cm" fo:min-width="0.77cm"/>
    </style:style>
    <style:style style:name="gr4" style:family="graphic" style:parent-style-name="standard">
      <style:graphic-properties draw:textarea-horizontal-align="justify" draw:textarea-vertical-align="middle" draw:auto-grow-height="false" fo:min-height="2.163cm" fo:min-width="0.77cm"/>
    </style:style>
    <style:style style:name="gr5" style:family="graphic" style:parent-style-name="standard">
      <style:graphic-properties draw:textarea-horizontal-align="justify" draw:textarea-vertical-align="middle" draw:auto-grow-height="false" fo:min-height="1.147cm" fo:min-width="0.77cm"/>
    </style:style>
    <style:style style:name="gr6" style:family="graphic" style:parent-style-name="standard">
      <style:graphic-properties draw:textarea-horizontal-align="justify" draw:textarea-vertical-align="middle" draw:auto-grow-height="false" fo:min-height="0.512cm" fo:min-width="0.77cm"/>
    </style:style>
    <style:style style:name="gr7" style:family="graphic" style:parent-style-name="standard">
      <style:graphic-properties draw:textarea-horizontal-align="justify" draw:textarea-vertical-align="middle" draw:auto-grow-height="false" fo:min-height="0.131cm" fo:min-width="1.786cm"/>
    </style:style>
    <style:style style:name="gr8" style:family="graphic" style:parent-style-name="standard">
      <style:graphic-properties draw:textarea-horizontal-align="justify" draw:textarea-vertical-align="middle" draw:auto-grow-height="false" fo:min-height="0.131cm" fo:min-width="0.389cm"/>
    </style:style>
    <style:style style:name="gr9" style:family="graphic" style:parent-style-name="standard">
      <style:graphic-properties draw:textarea-horizontal-align="justify" draw:textarea-vertical-align="middle" draw:auto-grow-height="false" fo:min-height="0.131cm" fo:min-width="0.897cm"/>
    </style:style>
    <style:style style:name="gr10" style:family="graphic" style:parent-style-name="standard">
      <style:graphic-properties draw:textarea-horizontal-align="justify" draw:textarea-vertical-align="middle" draw:auto-grow-height="false" fo:min-height="0.131cm" fo:min-width="2.167cm"/>
    </style:style>
    <style:style style:name="gr11" style:family="graphic" style:parent-style-name="standard">
      <style:graphic-properties svg:stroke-color="#00a933" draw:fill-color="#00a933" draw:textarea-horizontal-align="justify" draw:textarea-vertical-align="middle" draw:auto-grow-height="false" fo:min-height="0.131cm" fo:min-width="1.786cm" draw:shadow-offset-x="0cm" draw:shadow-offset-y="0cm" loext:softedge-radius="0cm"/>
    </style:style>
    <style:style style:name="gr12" style:family="graphic" style:parent-style-name="standard">
      <style:graphic-properties svg:stroke-color="#00a933" draw:fill-color="#00a933" draw:textarea-horizontal-align="justify" draw:textarea-vertical-align="middle" draw:auto-grow-height="false" fo:min-height="0.131cm" fo:min-width="0.389cm" draw:shadow-offset-x="0cm" draw:shadow-offset-y="0cm" loext:softedge-radius="0cm"/>
    </style:style>
    <style:style style:name="gr13" style:family="graphic" style:parent-style-name="standard">
      <style:graphic-properties svg:stroke-color="#00a933" draw:fill-color="#00a933" draw:textarea-horizontal-align="justify" draw:textarea-vertical-align="middle" draw:auto-grow-height="false" fo:min-height="0.131cm" fo:min-width="0.897cm" draw:shadow-offset-x="0cm" draw:shadow-offset-y="0cm" loext:softedge-radius="0cm"/>
    </style:style>
    <style:style style:name="gr14" style:family="graphic" style:parent-style-name="standard">
      <style:graphic-properties svg:stroke-color="#00a933" draw:fill-color="#00a933" draw:textarea-horizontal-align="justify" draw:textarea-vertical-align="middle" draw:auto-grow-height="false" fo:min-height="0.131cm" fo:min-width="2.167cm" draw:shadow-offset-x="0cm" draw:shadow-offset-y="0cm" loext:softedge-radius="0cm"/>
    </style:style>
    <style:style style:name="gr15" style:family="graphic" style:parent-style-name="objectwithoutfill">
      <style:graphic-properties svg:stroke-width="0.053cm" svg:stroke-color="#81d41a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2a60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fo:min-height="0.895cm"/>
      <style:paragraph-properties style:writing-mode="lr-tb"/>
    </style:style>
    <style:style style:name="gr19" style:family="graphic" style:parent-style-name="standard">
      <style:graphic-properties draw:fill-color="#b3cac7" draw:textarea-horizontal-align="justify" draw:textarea-vertical-align="middle" draw:auto-grow-height="false" fo:min-height="0.258cm" fo:min-width="5.977cm"/>
    </style:style>
    <style:style style:name="gr20" style:family="graphic" style:parent-style-name="standard">
      <style:graphic-properties draw:fill-color="#b3cac7" draw:textarea-horizontal-align="justify" draw:textarea-vertical-align="middle" draw:auto-grow-height="false" fo:min-height="0.258cm" fo:min-width="0.643cm"/>
    </style:style>
    <style:style style:name="gr21" style:family="graphic" style:parent-style-name="standard">
      <style:graphic-properties draw:textarea-horizontal-align="justify" draw:textarea-vertical-align="middle" draw:auto-grow-height="false" fo:min-height="0.055cm" fo:min-width="0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2.417cm" fo:min-width="7.12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.655cm" fo:min-width="6.485cm"/>
    </style:style>
    <style:style style:name="gr24" style:family="graphic" style:parent-style-name="standard">
      <style:graphic-properties draw:textarea-horizontal-align="justify" draw:textarea-vertical-align="middle" draw:auto-grow-height="false" fo:min-height="1.655cm" fo:min-width="1.278cm"/>
    </style:style>
    <style:style style:name="gr25" style:family="graphic" style:parent-style-name="standard">
      <style:graphic-properties draw:stroke="none" svg:stroke-color="#000000" draw:fill="none" draw:fill-color="#ffffff" fo:min-height="0.62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fill-color="#77caee" draw:textarea-horizontal-align="justify" draw:textarea-vertical-align="middle" draw:auto-grow-height="false" fo:min-height="1.655cm" fo:min-width="6.485cm"/>
    </style:style>
    <style:style style:name="gr29" style:family="graphic" style:parent-style-name="standard">
      <style:graphic-properties svg:stroke-opacity="0%" draw:fill-color="#e8a202" draw:textarea-horizontal-align="justify" draw:textarea-vertical-align="middle" draw:auto-grow-height="false" fo:min-height="1.655cm" fo:min-width="6.485cm"/>
    </style:style>
    <style:style style:name="gr30" style:family="graphic" style:parent-style-name="standard">
      <style:graphic-properties svg:stroke-opacity="0%" draw:fill-color="#b47804" draw:textarea-horizontal-align="justify" draw:textarea-vertical-align="middle" draw:auto-grow-height="false" fo:min-height="1.628cm" fo:min-width="1.278cm"/>
    </style:style>
    <style:style style:name="gr31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3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Arial Black"/>
    </style:style>
    <style:style style:name="P6" style:family="paragraph">
      <loext:graphic-properties draw:fill-color="#b3cac7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paragraph-properties style:writing-mode="lr-tb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77cae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e8a202"/>
      <style:paragraph-properties fo:text-align="center"/>
    </style:style>
    <style:style style:name="P13" style:family="paragraph">
      <loext:graphic-properties draw:fill-color="#b47804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color="#ffffff" loext:opacity="100%" fo:font-size="13pt" style:font-size-asian="13pt" style:font-size-complex="13pt"/>
    </style:style>
    <style:style style:name="P15" style:family="paragraph">
      <loext:graphic-properties draw:fill="none" draw:fill-color="#ffffff"/>
      <style:paragraph-properties style:writing-mode="lr-tb"/>
      <style:text-properties fo:color="#ffffff" loext:opacity="100%" fo:font-size="10.5pt" fo:font-weight="bold" style:font-size-asian="10.5pt" style:font-weight-asian="bold" style:font-size-complex="10.5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ffffff" loext:opacity="100%" fo:font-size="9pt" style:font-size-asian="9pt" style:font-size-complex="9pt"/>
    </style:style>
    <style:style style:name="T1" style:family="text">
      <style:text-properties style:font-name="Arial Black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ffff" loext:opacity="100%" fo:font-size="13pt" style:font-size-asian="13pt" style:font-size-complex="13pt"/>
    </style:style>
    <style:style style:name="T7" style:family="text">
      <style:text-properties fo:color="#ffffff" loext:opacity="100%"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color="#ffffff" loext:opacity="100%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4.826cm" svg:x="1.889cm" svg:y="2.2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143cm" svg:y1="2.524cm" svg:x2="2.143cm" svg:y2="6.715cm">
          <text:p/>
        </draw:line>
        <draw:line draw:style-name="gr2" draw:text-style-name="P2" draw:layer="layout" svg:x1="2.143cm" svg:y1="6.715cm" svg:x2="9.255cm" svg:y2="6.715cm">
          <text:p/>
        </draw:line>
        <draw:custom-shape draw:style-name="gr3" draw:text-style-name="P3" draw:layer="layout" svg:width="1.27cm" svg:height="3.429cm" svg:x="2.397cm" svg:y="3.28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2.413cm" svg:x="4.175cm" svg:y="4.3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27cm" svg:height="1.397cm" svg:x="5.953cm" svg:y="5.3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7cm" svg:height="0.762cm" svg:x="7.604cm" svg:y="5.9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4.826cm" svg:x="1.889cm" svg:y="7.47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937cm" svg:y1="8.239cm" svg:x2="4.929cm" svg:y2="11.922cm">
          <text:p/>
        </draw:line>
        <draw:line draw:style-name="gr2" draw:text-style-name="P2" draw:layer="layout" svg:x1="2.143cm" svg:y1="11.922cm" svg:x2="4.937cm" svg:y2="11.922cm">
          <text:p/>
        </draw:line>
        <draw:line draw:style-name="gr2" draw:text-style-name="P2" draw:layer="layout" svg:x1="6.207cm" svg:y1="8.366cm" svg:x2="6.229cm" svg:y2="11.923cm">
          <text:p/>
        </draw:line>
        <draw:line draw:style-name="gr2" draw:text-style-name="P2" draw:layer="layout" svg:x1="6.243cm" svg:y1="11.922cm" svg:x2="9.037cm" svg:y2="11.922cm">
          <text:p/>
        </draw:line>
        <draw:custom-shape draw:style-name="gr7" draw:text-style-name="P3" draw:layer="layout" svg:width="2.286cm" svg:height="0.381cm" svg:x="6.207cm" svg:y="11.3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9cm" svg:height="0.381cm" svg:x="6.207cm" svg:y="8.43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1.397cm" svg:height="0.381cm" svg:x="6.207cm" svg:y="10.67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667cm" svg:height="0.381cm" svg:x="6.207cm" svg:y="9.90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2.286cm" svg:height="0.381cm" svg:x="6.207cm" svg:y="9.1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2.286cm" svg:height="0.381cm" svg:x="2.651cm" svg:y="11.28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4" draw:layer="layout" svg:width="0.889cm" svg:height="0.381cm" svg:x="4.045cm" svg:y="8.36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4" draw:layer="layout" svg:width="1.397cm" svg:height="0.381cm" svg:x="3.537cm" svg:y="10.59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4" draw:layer="layout" svg:width="2.667cm" svg:height="0.381cm" svg:x="2.267cm" svg:y="9.8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4" draw:layer="layout" svg:width="2.286cm" svg:height="0.381cm" svg:x="2.651cm" svg:y="9.10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" draw:layer="layout" svg:width="7.62cm" svg:height="4.826cm" svg:x="1.889cm" svg:y="12.55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143cm" svg:y1="12.811cm" svg:x2="2.143cm" svg:y2="17.002cm">
          <text:p/>
        </draw:line>
        <draw:line draw:style-name="gr2" draw:text-style-name="P2" draw:layer="layout" svg:x1="2.143cm" svg:y1="17.002cm" svg:x2="9.255cm" svg:y2="17.002cm">
          <text:p/>
        </draw:line>
        <draw:line draw:style-name="gr15" draw:text-style-name="P2" draw:layer="layout" svg:x1="2.143cm" svg:y1="16.113cm" svg:x2="4.429cm" svg:y2="15.605cm">
          <text:p/>
        </draw:line>
        <draw:line draw:style-name="gr15" draw:text-style-name="P2" draw:layer="layout" svg:x1="4.429cm" svg:y1="15.605cm" svg:x2="5.572cm" svg:y2="16.113cm">
          <text:p/>
        </draw:line>
        <draw:line draw:style-name="gr15" draw:text-style-name="P2" draw:layer="layout" svg:x1="5.572cm" svg:y1="16.113cm" svg:x2="9.128cm" svg:y2="15.224cm">
          <text:p/>
        </draw:line>
        <draw:line draw:style-name="gr16" draw:text-style-name="P2" draw:layer="layout" svg:x1="2.143cm" svg:y1="13.827cm" svg:x2="3.159cm" svg:y2="14.97cm">
          <text:p/>
        </draw:line>
        <draw:line draw:style-name="gr16" draw:text-style-name="P2" draw:layer="layout" svg:x1="3.159cm" svg:y1="14.97cm" svg:x2="4.429cm" svg:y2="15.097cm">
          <text:p/>
        </draw:line>
        <draw:line draw:style-name="gr16" draw:text-style-name="P2" draw:layer="layout" svg:x1="4.429cm" svg:y1="15.097cm" svg:x2="9.128cm" svg:y2="15.732cm">
          <text:p/>
        </draw:line>
        <draw:line draw:style-name="gr17" draw:text-style-name="P2" draw:layer="layout" svg:x1="2.143cm" svg:y1="13.954cm" svg:x2="4.429cm" svg:y2="14.462cm">
          <text:p/>
        </draw:line>
        <draw:line draw:style-name="gr17" draw:text-style-name="P2" draw:layer="layout" svg:x1="4.429cm" svg:y1="14.462cm" svg:x2="5.572cm" svg:y2="13.954cm">
          <text:p/>
        </draw:line>
        <draw:line draw:style-name="gr17" draw:text-style-name="P2" draw:layer="layout" svg:x1="5.572cm" svg:y1="13.954cm" svg:x2="9.128cm" svg:y2="14.208cm">
          <text:p/>
        </draw:line>
        <draw:custom-shape draw:style-name="gr1" draw:text-style-name="P1" draw:layer="layout" svg:width="7.62cm" svg:height="4.826cm" svg:x="1.889cm" svg:y="17.63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143cm" svg:y1="17.891cm" svg:x2="2.143cm" svg:y2="22.082cm">
          <text:p/>
        </draw:line>
        <draw:line draw:style-name="gr2" draw:text-style-name="P2" draw:layer="layout" svg:x1="2.143cm" svg:y1="22.082cm" svg:x2="9.255cm" svg:y2="22.082cm">
          <text:p/>
        </draw:line>
        <draw:line draw:style-name="gr15" draw:text-style-name="P2" draw:layer="layout" svg:x1="2.143cm" svg:y1="21.193cm" svg:x2="4.429cm" svg:y2="20.685cm">
          <text:p/>
        </draw:line>
        <draw:line draw:style-name="gr15" draw:text-style-name="P2" draw:layer="layout" svg:x1="4.429cm" svg:y1="20.685cm" svg:x2="5.572cm" svg:y2="21.193cm">
          <text:p/>
        </draw:line>
        <draw:line draw:style-name="gr15" draw:text-style-name="P2" draw:layer="layout" svg:x1="5.572cm" svg:y1="21.193cm" svg:x2="9.128cm" svg:y2="20.304cm">
          <text:p/>
        </draw:line>
        <draw:line draw:style-name="gr16" draw:text-style-name="P2" draw:layer="layout" svg:x1="2.143cm" svg:y1="18.907cm" svg:x2="3.159cm" svg:y2="20.05cm">
          <text:p/>
        </draw:line>
        <draw:line draw:style-name="gr16" draw:text-style-name="P2" draw:layer="layout" svg:x1="3.159cm" svg:y1="20.05cm" svg:x2="4.429cm" svg:y2="20.177cm">
          <text:p/>
        </draw:line>
        <draw:line draw:style-name="gr16" draw:text-style-name="P2" draw:layer="layout" svg:x1="4.429cm" svg:y1="20.177cm" svg:x2="9.128cm" svg:y2="20.812cm">
          <text:p/>
        </draw:line>
        <draw:line draw:style-name="gr17" draw:text-style-name="P2" draw:layer="layout" svg:x1="2.143cm" svg:y1="19.034cm" svg:x2="4.429cm" svg:y2="19.542cm">
          <text:p/>
        </draw:line>
        <draw:line draw:style-name="gr17" draw:text-style-name="P2" draw:layer="layout" svg:x1="4.429cm" svg:y1="19.542cm" svg:x2="5.572cm" svg:y2="19.034cm">
          <text:p/>
        </draw:line>
        <draw:line draw:style-name="gr17" draw:text-style-name="P2" draw:layer="layout" svg:x1="5.572cm" svg:y1="19.034cm" svg:x2="9.128cm" svg:y2="19.288cm">
          <text:p/>
        </draw:line>
        <draw:frame draw:style-name="gr18" draw:text-style-name="P5" draw:layer="layout" svg:width="1.651cm" svg:height="1.145cm" svg:x="4.81cm" svg:y="17.764cm">
          <draw:text-box>
            <text:p><text:span text:style-name="T1">f(t)</text:span></text:p>
          </draw:text-box>
        </draw:frame>
        <draw:custom-shape draw:style-name="gr1" draw:text-style-name="P1" draw:layer="layout" svg:width="7.62cm" svg:height="4.826cm" svg:x="12.049cm" svg:y="2.39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6.477cm" svg:height="0.508cm" svg:x="12.557cm" svg:y="2.97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6.477cm" svg:height="0.508cm" svg:x="12.557cm" svg:y="3.7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6.477cm" svg:height="0.508cm" svg:x="12.557cm" svg:y="4.5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6.477cm" svg:height="0.508cm" svg:x="12.557cm" svg:y="5.264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6.477cm" svg:height="0.508cm" svg:x="12.557cm" svg:y="6.02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4.826cm" svg:x="12.049cm" svg:y="7.98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2.857cm" svg:y="8.5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2.857cm" svg:y="9.3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2.857cm" svg:y="10.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2.857cm" svg:y="10.8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2.857cm" svg:y="11.6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4.457cm" svg:y="8.5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4.457cm" svg:y="9.3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4.457cm" svg:y="10.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4.457cm" svg:y="10.8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4.457cm" svg:y="11.6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6.057cm" svg:y="8.5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6.057cm" svg:y="9.3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6.057cm" svg:y="10.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6.057cm" svg:y="10.8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6.057cm" svg:y="11.61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7.657cm" svg:y="8.56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7.657cm" svg:y="9.3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7.657cm" svg:y="10.0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7.657cm" svg:y="10.8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7.657cm" svg:y="11.6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4.826cm" svg:x="12.049cm" svg:y="13.06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2.857cm" svg:y="13.6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2.857cm" svg:y="14.4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2.857cm" svg:y="15.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2.857cm" svg:y="15.9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2.857cm" svg:y="16.6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4.457cm" svg:y="13.6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4.457cm" svg:y="14.4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4.457cm" svg:y="15.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4.457cm" svg:y="15.9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4.457cm" svg:y="16.6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6.057cm" svg:y="13.6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6.057cm" svg:y="14.4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6.057cm" svg:y="15.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6.057cm" svg:y="15.9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6.057cm" svg:y="16.6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7.657cm" svg:y="13.64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7.657cm" svg:y="14.40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7.657cm" svg:y="15.1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7.657cm" svg:y="15.93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143cm" svg:height="0.508cm" svg:x="17.657cm" svg:y="16.69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381cm" svg:height="0.381cm" svg:x="13.238cm" svg:y="13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3" draw:layer="layout" svg:width="0.381cm" svg:height="0.381cm" svg:x="14.889cm" svg:y="13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3" draw:layer="layout" svg:width="0.381cm" svg:height="0.381cm" svg:x="16.413cm" svg:y="13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1" draw:text-style-name="P3" draw:layer="layout" svg:width="0.381cm" svg:height="0.381cm" svg:x="17.937cm" svg:y="13.192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2" draw:text-style-name="P1" draw:layer="layout" svg:width="7.62cm" svg:height="2.667cm" svg:x="22.209cm" svg:y="2.52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6.985cm" svg:height="1.905cm" svg:x="22.59cm" svg:y="2.87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1.778cm" svg:height="1.905cm" svg:x="22.59cm" svg:y="2.878cm">
          <text:p/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3.175cm" svg:height="0.878cm" svg:x="24.322cm" svg:y="2.832cm">
          <draw:text-box>
            <text:p><text:span text:style-name="T2">TEXT</text:span></text:p>
          </draw:text-box>
        </draw:frame>
        <draw:frame draw:style-name="gr26" draw:text-style-name="P8" draw:layer="layout" svg:width="3.175cm" svg:height="0.725cm" svg:x="24.423cm" svg:y="3.632cm">
          <draw:text-box>
            <text:p><text:span text:style-name="T3">Value</text:span></text:p>
          </draw:text-box>
        </draw:frame>
        <draw:frame draw:style-name="gr27" draw:text-style-name="P2" draw:layer="layout" svg:width="1.524cm" svg:height="1.524cm" svg:x="22.717cm" svg:y="3.005cm">
          <draw:image xlink:href="Pictures/100002010000010000000100086D19547813D821.png" xlink:type="simple" xlink:show="embed" xlink:actuate="onLoad" draw:mime-type="image/png">
            <text:p/>
          </draw:image>
        </draw:frame>
        <draw:custom-shape draw:style-name="gr22" draw:text-style-name="P1" draw:layer="layout" svg:width="7.62cm" svg:height="2.667cm" svg:x="22.209cm" svg:y="5.82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9" draw:layer="layout" svg:width="6.985cm" svg:height="1.905cm" svg:x="22.59cm" svg:y="6.18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3.175cm" svg:height="0.878cm" svg:x="22.717cm" svg:y="6.218cm">
          <draw:text-box>
            <text:p><text:span text:style-name="T4">VALUE</text:span></text:p>
          </draw:text-box>
        </draw:frame>
        <draw:frame draw:style-name="gr26" draw:text-style-name="P11" draw:layer="layout" svg:width="3.175cm" svg:height="0.725cm" svg:x="22.744cm" svg:y="6.979cm">
          <draw:text-box>
            <text:p><text:span text:style-name="T5">Text</text:span></text:p>
          </draw:text-box>
        </draw:frame>
        <draw:frame draw:style-name="gr27" draw:text-style-name="P2" draw:layer="layout" svg:width="1.524cm" svg:height="1.524cm" svg:x="27.797cm" svg:y="6.334cm">
          <draw:image xlink:href="Pictures/100002010000010000000100086D19547813D821.png" xlink:type="simple" xlink:show="embed" xlink:actuate="onLoad" draw:mime-type="image/png">
            <text:p/>
          </draw:image>
        </draw:frame>
        <draw:custom-shape draw:style-name="gr22" draw:text-style-name="P1" draw:layer="layout" svg:width="7.62cm" svg:height="2.667cm" svg:x="22.209cm" svg:y="8.87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6.985cm" svg:height="1.905cm" svg:x="22.59cm" svg:y="9.2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3" draw:layer="layout" svg:width="1.778cm" svg:height="1.878cm" svg:x="22.59cm" svg:y="9.255cm">
          <text:p/>
          <draw:enhanced-geometry svg:viewBox="0 0 21600 21600" draw:type="rectangle" draw:enhanced-path="M 0 0 L 21600 0 21600 21600 0 21600 0 0 Z N"/>
        </draw:custom-shape>
        <draw:frame draw:style-name="gr31" draw:text-style-name="P14" draw:layer="layout" svg:width="3.175cm" svg:height="0.763cm" svg:x="24.322cm" svg:y="9.182cm">
          <draw:text-box>
            <text:p><text:span text:style-name="T6">TEXT #1</text:span></text:p>
          </draw:text-box>
        </draw:frame>
        <draw:frame draw:style-name="gr32" draw:text-style-name="P15" draw:layer="layout" svg:width="3.175cm" svg:height="0.662cm" svg:x="24.323cm" svg:y="9.782cm">
          <draw:text-box>
            <text:p><text:span text:style-name="T7">Value</text:span></text:p>
          </draw:text-box>
        </draw:frame>
        <draw:frame draw:style-name="gr27" draw:text-style-name="P2" draw:layer="layout" svg:width="1.524cm" svg:height="1.524cm" svg:x="22.717cm" svg:y="9.355cm">
          <draw:image xlink:href="Pictures/100002010000010000000100086D19547813D821.png" xlink:type="simple" xlink:show="embed" xlink:actuate="onLoad" draw:mime-type="image/png">
            <text:p/>
          </draw:image>
        </draw:frame>
        <draw:line draw:style-name="gr33" draw:text-style-name="P2" draw:layer="layout" svg:x1="24.495cm" svg:y1="10.525cm" svg:x2="29.321cm" svg:y2="10.525cm">
          <text:p/>
        </draw:line>
        <draw:line draw:style-name="gr34" draw:text-style-name="P2" draw:layer="layout" svg:x1="24.495cm" svg:y1="10.525cm" svg:x2="26.019cm" svg:y2="10.525cm">
          <text:p/>
        </draw:line>
        <draw:frame draw:style-name="gr35" draw:text-style-name="P16" draw:layer="layout" svg:width="3.175cm" svg:height="0.635cm" svg:x="24.323cm" svg:y="10.583cm">
          <draw:text-box>
            <text:p><text:span text:style-name="T8">TEXT #2</text:span></text:p>
          </draw:text-box>
        </draw:frame>
        <draw:frame draw:style-name="gr36" draw:text-style-name="P5" draw:layer="layout" svg:width="2.794cm" svg:height="1.145cm" svg:x="4.683cm" svg:y="12.684cm">
          <draw:text-box>
            <text:p><text:span text:style-name="T1">n num</text:span></text:p>
          </draw:text-box>
        </draw:frame>
        <draw:frame draw:style-name="gr36" draw:text-style-name="P5" draw:layer="layout" svg:width="2.794cm" svg:height="1.145cm" svg:x="4.302cm" svg:y="7.477cm">
          <draw:text-box>
            <text:p><text:span text:style-name="T1">2 num</text:span></text:p>
          </draw:text-box>
        </draw:frame>
        <draw:frame draw:style-name="gr36" draw:text-style-name="P5" draw:layer="layout" svg:width="2.794cm" svg:height="1.145cm" svg:x="4.302cm" svg:y="2.395cm">
          <draw:text-box>
            <text:p><text:span text:style-name="T1">1 num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0T23:41:36.093000000</meta:creation-date>
    <meta:generator>LibreOffice/7.0.4.2$Windows_X86_64 LibreOffice_project/dcf040e67528d9187c66b2379df5ea4407429775</meta:generator>
    <dc:date>2022-01-04T13:08:39.356000000</dc:date>
    <meta:editing-duration>PT9M59S</meta:editing-duration>
    <meta:editing-cycles>8</meta:editing-cycles>
    <meta:document-statistic meta:object-count="122"/>
  </office:meta>
</office:document-meta>
</file>